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4"/>
          <table:table-cell office:value-type="string" calcext:value-type="string">
            <text:p>t1(grados)</text:p>
          </table:table-cell>
          <table:table-cell office:value-type="string" calcext:value-type="string">
            <text:p>t2(grados)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formula="of:=[.A2]*180/PI()" office:value-type="float" office:value="34.3774677078494" calcext:value-type="float">
            <text:p>34.3774677078494</text:p>
          </table:table-cell>
          <table:table-cell table:formula="of:=[.B2]*180/PI()" office:value-type="float" office:value="42.9718346348117" calcext:value-type="float">
            <text:p>42.971834634811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quil</text:p>
          </table:table-cell>
          <table:table-cell office:value-type="string" calcext:value-type="string">
            <text:p>fac1</text:p>
          </table:table-cell>
          <table:table-cell office:value-type="string" calcext:value-type="string">
            <text:p>fac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453" calcext:value-type="float">
            <text:p>35.453</text:p>
          </table:table-cell>
          <table:table-cell office:value-type="float" office:value="1.5" calcext:value-type="float">
            <text:p>1.5</text:p>
          </table:table-cell>
          <table:table-cell table:formula="of:=-([.A4]*[.C4]/([.A4]+[.B4]))" office:value-type="float" office:value="-0.0411488766356678" calcext:value-type="float">
            <text:p>-0.041148876635668</text:p>
          </table:table-cell>
          <table:table-cell table:formula="of:=[.D4]+[.C4]" office:value-type="float" office:value="1.45885112336433" calcext:value-type="float">
            <text:p>1.45885112336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7"/>
        </table:table-row>
        <table:table-row table:style-name="ro1">
          <table:table-cell table:formula="of:=COS([.A2])" office:value-type="float" office:value="0.825335614909678" calcext:value-type="float">
            <text:p>0.825335614909678</text:p>
          </table:table-cell>
          <table:table-cell table:formula="of:=SIN([.A2])" office:value-type="float" office:value="0.564642473395035" calcext:value-type="float">
            <text:p>0.564642473395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7"/>
        </table:table-row>
        <table:table-row table:style-name="ro1">
          <table:table-cell table:formula="of:=COS([.B2])" office:value-type="float" office:value="0.731688868873821" calcext:value-type="float">
            <text:p>0.731688868873821</text:p>
          </table:table-cell>
          <table:table-cell table:formula="of:=SIN([.B2])" office:value-type="float" office:value="0.681638760023334" calcext:value-type="float">
            <text:p>0.68163876002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c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</text:p>
          </table:table-cell>
          <table:table-cell table:formula="of:=[.E4]*[.A6]" office:value-type="float" office:value="1.20404178896358" calcext:value-type="float">
            <text:p>1.20404178896358</text:p>
          </table:table-cell>
          <table:table-cell table:formula="of:=[.E4]*[.B6]" office:value-type="float" office:value="0.823729306611562" calcext:value-type="float">
            <text:p>0.823729306611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1</text:p>
          </table:table-cell>
          <table:table-cell table:formula="of:=[.D4]*[.A6]" office:value-type="float" office:value="-0.0339616334009414" calcext:value-type="float">
            <text:p>-0.033961633400942</text:p>
          </table:table-cell>
          <table:table-cell table:formula="of:=[.D4]*[.B6]" office:value-type="float" office:value="-0.0232344034809907" calcext:value-type="float">
            <text:p>-0.023234403480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</text:p>
          </table:table-cell>
          <table:table-cell table:formula="of:=[.E4]*[.A8]+3.8" office:value-type="float" office:value="4.86742512830975" calcext:value-type="float">
            <text:p>4.86742512830975</text:p>
          </table:table-cell>
          <table:table-cell table:formula="of:=[.E4]*[.B8]" office:value-type="float" office:value="0.994409470788711" calcext:value-type="float">
            <text:p>0.994409470788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2</text:p>
          </table:table-cell>
          <table:table-cell table:formula="of:=[.D4]*[.A8]+3.8" office:value-type="float" office:value="3.76989182499902" calcext:value-type="float">
            <text:p>3.76989182499902</text:p>
          </table:table-cell>
          <table:table-cell table:formula="of:=[.D4]*[.B8]" office:value-type="float" office:value="-0.0280486692462898" calcext:value-type="float">
            <text:p>-0.0280486692462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cm</text:p>
          </table:table-cell>
          <table:table-cell office:value-type="string" calcext:value-type="string">
            <text:p>ycm</text:p>
          </table:table-cell>
          <table:table-cell table:number-columns-repeated="6"/>
        </table:table-row>
        <table:table-row table:style-name="ro1">
          <table:table-cell table:formula="of:=([.$A4]*[.B10]+[.$B4]*[.B11]+[.$A4]*[.B12]+[.$B4]*[.B13])/(2*([.$A4]+[.$B4]))" office:value-type="float" office:value="1.9" calcext:value-type="float">
            <text:p>1.9</text:p>
          </table:table-cell>
          <table:table-cell table:formula="of:=([.$A4]*[.C10]+[.$B4]*[.C11]+[.$A4]*[.C12]+[.$B4]*[.C13])/([.$A4]+[.$B4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5:34:23.810885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41:02.749842642</meta:creation-date>
    <dc:date>2018-05-09T15:34:32.593939403</dc:date>
    <meta:editing-duration>PT15M30S</meta:editing-duration>
    <meta:editing-cycles>3</meta:editing-cycles>
    <meta:generator>LibreOffice/6.0.3.2$Linux_X86_64 LibreOffice_project/00m0$Build-2</meta:generator>
    <meta:document-statistic meta:table-count="1" meta:cell-count="42" meta:object-count="0"/>
  </office:meta>
</office:document-meta>
</file>